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IM FELL DW Pica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IM FELL DW Pica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IM FELL DW Pica"/>
    </style:style>
    <style:style style:name="P5" style:family="paragraph" style:parent-style-name="Standard">
      <style:paragraph-properties fo:text-align="start" style:justify-single-word="false"/>
      <style:text-properties style:font-name="IM FELL DW Pica"/>
    </style:style>
    <style:style style:name="P6" style:family="paragraph" style:parent-style-name="Standard">
      <style:text-properties style:font-name="IM FELL DW Pica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IM FELL DW Pica"/>
    </style:style>
    <style:style style:name="P9" style:family="paragraph" style:parent-style-name="Standard">
      <style:paragraph-properties fo:text-align="center" style:justify-single-word="false" fo:break-before="page"/>
      <style:text-properties style:font-name="IM FELL DW Pica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pyright © Timothy S. Macdonald 2006-2014.</text:p>
      <text:p text:style-name="P4"/>
      <text:p text:style-name="P4">This work is licensed under a Creative Commons Attribution-NonCommercial-NoDerivatives 4.0 International License.</text:p>
      <text:p text:style-name="P4"/>
      <text:p text:style-name="P4">English Scripture taken from the <text:span text:style-name="T1">Holy Bible, New International Version</text:span> ®. Copyright © 1973, 1978, 1984 by International Bible Society. Used by permission of Zondervan. All rights reserved.</text:p>
      <text:p text:style-name="P4"/>
      <text:p text:style-name="P4">Spanish Scripture taken from the <text:span text:style-name="T2">Biblia Dios Habla Hoy, 3rd Edition </text:span>Dios habla hoy ®, Tercera edición © Sociedades Bíblicas Unidas, 1966, 1970, 1979, 1983, 1996. Used by permission.</text:p>
      <text:p text:style-name="P4"/>
      <text:p text:style-name="P4"/>
      <text:p text:style-name="P4">Special thanks to Dan van Loon (designcorps.us) for overseeing the design and creating the cover art.</text:p>
      <text:p text:style-name="P4"/>
      <text:p text:style-name="P9"/>
      <text:p text:style-name="P8"/>
      <text:p text:style-name="P8"/>
      <text:p text:style-name="P2"/>
      <text:p text:style-name="P2"/>
      <text:p text:style-name="P2">This collection is humbly dedicated</text:p>
      <text:p text:style-name="P2"/>
      <text:p text:style-name="P2"/>
      <text:p text:style-name="P2">to RS</text:p>
      <text:p text:style-name="P2">for teaching artistry,</text:p>
      <text:p text:style-name="P2"/>
      <text:p text:style-name="P2"/>
      <text:p text:style-name="P2">CF</text:p>
      <text:p text:style-name="P2">for teaching style,</text:p>
      <text:p text:style-name="P2"/>
      <text:p text:style-name="P2"/>
      <text:p text:style-name="P2"><text:s/>&amp; RBP</text:p>
      <text:p text:style-name="P2">for teaching beauty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ún más, a nada le concedo valor si lo comparo con el bien supremo de conocer a...mi Señ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25:19</meta:creation-date>
    <dc:date>2014-04-27T12:49:44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3" meta:word-count="128" meta:character-count="825" meta:non-whitespace-character-count="709"/>
  </office:meta>
</office:document-meta>
</file>